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1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substance</text:p>
          </table:table-cell>
          <table:table-cell office:value-type="string" calcext:value-type="string">
            <text:p>wl1</text:p>
          </table:table-cell>
          <table:table-cell office:value-type="string" calcext:value-type="string">
            <text:p>wl2</text:p>
          </table:table-cell>
          <table:table-cell office:value-type="string" calcext:value-type="string">
            <text:p>wl3</text:p>
          </table:table-cell>
          <table:table-cell office:value-type="string" calcext:value-type="string">
            <text:p>wl4</text:p>
          </table:table-cell>
          <table:table-cell office:value-type="string" calcext:value-type="string">
            <text:p>ncomp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ubset</text:p>
          </table:table-cell>
          <table:table-cell office:value-type="string" calcext:value-type="string">
            <text:p>bia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erry_Cok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A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B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</text:p>
          </table:table-cell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Vanil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3F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ke_Zero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60" calcext:value-type="float">
            <text:p>26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1K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15" calcext:value-type="float">
            <text:p>215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60" calcext:value-type="float">
            <text:p>26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11,14: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zzoMi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zzoMi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0,52:2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4,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20" calcext:value-type="float">
            <text:p>22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10" calcext:value-type="float">
            <text:p>210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lavor</text:p>
          </table:table-cell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ubyRed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esulfam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968043" calcext:value-type="float">
            <text:p>0,0968043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05" calcext:value-type="float">
            <text:p>20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1695295" calcext:value-type="float">
            <text:p>7,1695295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00" calcext:value-type="float">
            <text:p>20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itrusFlavor</text:p>
          </table:table-cell>
          <table:table-cell office:value-type="float" office:value="305" calcext:value-type="float">
            <text:p>305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loud</text:p>
          </table:table-cell>
          <table:table-cell office:value-type="float" office:value="320" calcext:value-type="float">
            <text:p>32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.441649" calcext:value-type="float">
            <text:p>3,441649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40" calcext:value-type="float">
            <text:p>24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290617" calcext:value-type="float">
            <text:p>4,290617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opicalFlavor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6" calcext:value-type="float">
            <text:p>22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05" calcext:value-type="float">
            <text:p>2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Titration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195" calcext:value-type="float">
            <text:p>19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6" calcext:value-type="float">
            <text:p>206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3" calcext:value-type="float">
            <text:p>20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Tw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K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5" calcext:value-type="float">
            <text:p>205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TJL</meta:initial-creator>
    <meta:creation-date>2016-08-18T13:39:56Z</meta:creation-date>
    <dc:date>2022-07-04T09:38:38.207000000</dc:date>
    <meta:editing-duration>PT8M30S</meta:editing-duration>
    <meta:editing-cycles>3</meta:editing-cycles>
    <meta:document-statistic meta:table-count="1" meta:cell-count="1711" meta:object-count="0"/>
  </office:meta>
</office:document-meta>
</file>